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34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14cm" fo:min-width="0.2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34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14cm" fo:min-width="0.2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34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14cm" fo:min-width="0.25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46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0.246cm" svg:height="0.414cm" svg:x="9.243cm" svg:y="8.046cm">
            <draw:text-box>
              <text:p text:style-name="P1"><text:span text:style-name="T1">B</text:span></text:p>
            </draw:text-box>
          </draw:frame>
          <draw:frame draw:style-name="gr2" draw:text-style-name="P2" draw:layer="layout" svg:width="0.246cm" svg:height="0.414cm" svg:x="12.033cm" svg:y="5.159cm">
            <draw:text-box>
              <text:p text:style-name="P1"><text:span text:style-name="T1">A</text:span></text:p>
            </draw:text-box>
          </draw:frame>
          <draw:frame draw:style-name="gr3" draw:text-style-name="P2" draw:layer="layout" svg:width="0.251cm" svg:height="0.414cm" svg:x="14.642cm" svg:y="9.062cm">
            <draw:text-box>
              <text:p text:style-name="P1"><text:span text:style-name="T1">C</text:span></text:p>
            </draw:text-box>
          </draw:frame>
          <draw:polygon draw:style-name="gr4" draw:text-style-name="P3" draw:layer="layout" svg:width="4.955cm" svg:height="3.45cm" svg:x="9.623cm" svg:y="5.657cm" svg:viewBox="0 0 4956 3451" draw:points="0,2588 2490,0 4956,345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4:58:58.463881710</meta:creation-date>
    <dc:date>2018-06-14T14:59:29.309015398</dc:date>
    <dc:creator>BN </dc:creator>
    <meta:editing-duration>PT30S</meta:editing-duration>
    <meta:editing-cycles>1</meta:editing-cycles>
    <meta:document-statistic meta:object-count="5"/>
    <meta:generator>LibreOffice/4.3.3.2$Linux_X86_64 LibreOffice_project/430m0$Build-2</meta:generator>
  </office:meta>
</office:document-meta>
</file>